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Points earned</text:p>
          </table:table-cell>
          <table:table-cell>
            <draw:frame table:end-cell-address="Sheet1.O13" table:end-x="0.1976in" table:end-y="0.0106in" draw:z-index="0" draw:style-name="gr1" svg:width="10.6902in" svg:height="2.1024in" svg:x="0.1756in" svg:y="0.0417in">
              <draw:object draw:notify-on-update-of-ranges="Sheet1.A2:Sheet1.A12 Sheet1.B2:Sheet1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07-04-20">
            <text:p>04/20/0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date" office:date-value="2007-04-21">
            <text:p>04/21/0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date" office:date-value="2007-04-22">
            <text:p>04/22/0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7-04-23">
            <text:p>04/23/0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date" office:date-value="2007-04-24">
            <text:p>04/24/0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date" office:date-value="2007-04-25">
            <text:p>04/25/0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date" office:date-value="2007-04-26">
            <text:p>04/26/0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date" office:date-value="2007-04-27">
            <text:p>04/27/0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date" office:date-value="2007-04-28">
            <text:p>04/28/0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date" office:date-value="2007-04-29">
            <text:p>04/29/0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7-04-30">
            <text:p>04/30/07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4">08/04/2008</text:date>, <text:time>11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1T10:37:27</meta:creation-date>
    <dc:date>2008-08-04T11:31:44</dc:date>
    <meta:editing-cycles>2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154cm" svg:height="5.341cm" chart:class="chart:bar" chart:style-name="ch1">
        <chart:plot-area chart:style-name="ch2" table:cell-range-address="Sheet1.A2:Sheet1.B12" chart:data-source-has-labels="column" svg:x="0.543cm" svg:y="0.106cm" svg:width="26.067cm" svg:height="5.128cm">
          <chart:axis chart:dimension="x" chart:name="primary-x" chart:style-name="ch3"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4/20/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4/21/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22/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23/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4/24/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4/25/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4/26/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7/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/28/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4/29/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30/0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